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21.85mm"/>
    </style:style>
    <style:style style:name="co4" style:family="table-column">
      <style:table-column-properties fo:break-before="auto" style:column-width="31.93mm"/>
    </style:style>
    <style:style style:name="co5" style:family="table-column">
      <style:table-column-properties fo:break-before="auto" style:column-width="27.0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19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15mm"/>
    </style:style>
    <style:style style:name="co10" style:family="table-column">
      <style:table-column-properties fo:break-before="auto" style:column-width="3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ures2" table:style-name="ta1">
        <table:shapes>
          <draw:frame draw:z-index="0" draw:style-name="gr1" draw:text-style-name="P1" svg:width="159.99mm" svg:height="89.99mm" svg:x="168.6mm" svg:y="55.49mm">
            <loext:p draw:notify-on-update-of-ranges="Mesures2.D3:Mesures2.D3 Mesures2.G4:Mesures2.G20 Mesures2.D4:Mesures2.D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8"/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stance (relatif)</text:p>
          </table:table-cell>
          <table:table-cell office:value-type="string" calcext:value-type="string">
            <text:p>File Nb</text:p>
          </table:table-cell>
          <table:table-cell office:value-type="string" calcext:value-type="string">
            <text:p>Range (um)</text:p>
          </table:table-cell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 (um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,23</text:p>
          </table:table-cell>
          <table:table-cell/>
          <table:table-cell office:value-type="float" office:value="0.114" calcext:value-type="float">
            <text:p>0,114</text:p>
          </table:table-cell>
          <table:table-cell office:value-type="float" office:value="0.414" calcext:value-type="float">
            <text:p>0,414</text:p>
          </table:table-cell>
          <table:table-cell table:number-columns-repeated="3"/>
        </table:table-row>
        <table:table-row table:style-name="ro1">
          <table:table-cell office:value-type="float" office:value="24.99" calcext:value-type="float">
            <text:p>24,9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.243" calcext:value-type="float">
            <text:p>7,243</text:p>
          </table:table-cell>
          <table:table-cell office:value-type="float" office:value="7.245" calcext:value-type="float">
            <text:p>7,245</text:p>
          </table:table-cell>
          <table:table-cell office:value-type="float" office:value="0.114" calcext:value-type="float">
            <text:p>0,114</text:p>
          </table:table-cell>
          <table:table-cell office:value-type="float" office:value="0.419" calcext:value-type="float">
            <text:p>0,419</text:p>
          </table:table-cell>
          <table:table-cell table:number-columns-repeated="3"/>
        </table:table-row>
        <table:table-row table:style-name="ro1">
          <table:table-cell office:value-type="float" office:value="24.98" calcext:value-type="float">
            <text:p>24,9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7.247" calcext:value-type="float">
            <text:p>7,247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</table:table-row>
        <table:table-row table:style-name="ro1">
          <table:table-cell office:value-type="float" office:value="24.97" calcext:value-type="float">
            <text:p>24,97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7.252" calcext:value-type="float">
            <text:p>7,252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,9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7.255" calcext:value-type="float">
            <text:p>7,255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4" calcext:value-type="float">
            <text:p>0,434</text:p>
          </table:table-cell>
          <table:table-cell table:number-columns-repeated="3"/>
        </table:table-row>
        <table:table-row table:style-name="ro1">
          <table:table-cell office:value-type="float" office:value="24.95" calcext:value-type="float">
            <text:p>24,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.258" calcext:value-type="float">
            <text:p>7,258</text:p>
          </table:table-cell>
          <table:table-cell office:value-type="float" office:value="7.257" calcext:value-type="float">
            <text:p>7,257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5" calcext:value-type="float">
            <text:p>0,445</text:p>
          </table:table-cell>
          <table:table-cell table:number-columns-repeated="3"/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.26" calcext:value-type="float">
            <text:p>7,26</text:p>
          </table:table-cell>
          <table:table-cell office:value-type="float" office:value="7.259" calcext:value-type="float">
            <text:p>7,25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2" calcext:value-type="float">
            <text:p>0,432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7.265" calcext:value-type="float">
            <text:p>7,265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</table:table-row>
        <table:table-row table:style-name="ro1">
          <table:table-cell office:value-type="float" office:value="24.85" calcext:value-type="float">
            <text:p>24,85</text:p>
          </table:table-cell>
          <table:table-cell table:number-columns-repeated="9"/>
        </table:table-row>
        <table:table-row table:style-name="ro1">
          <table:table-cell office:value-type="float" office:value="24.88" calcext:value-type="float">
            <text:p>24,88</text:p>
          </table:table-cell>
          <table:table-cell table:number-columns-repeated="9"/>
        </table:table-row>
        <table:table-row table:style-name="ro1">
          <table:table-cell office:value-type="float" office:value="24.87" calcext:value-type="float">
            <text:p>24,87</text:p>
          </table:table-cell>
          <table:table-cell table:number-columns-repeated="9"/>
        </table:table-row>
        <table:table-row table:style-name="ro1">
          <table:table-cell office:value-type="float" office:value="24.86" calcext:value-type="float">
            <text:p>24,86</text:p>
          </table:table-cell>
          <table:table-cell table:number-columns-repeated="9"/>
        </table:table-row>
        <table:table-row table:style-name="ro1">
          <table:table-cell office:value-type="float" office:value="24.85" calcext:value-type="float">
            <text:p>24,85</text:p>
          </table:table-cell>
          <table:table-cell table:number-columns-repeated="9"/>
        </table:table-row>
        <table:table-row table:style-name="ro1">
          <table:table-cell office:value-type="float" office:value="24.84" calcext:value-type="float">
            <text:p>24,84</text:p>
          </table:table-cell>
          <table:table-cell table:number-columns-repeated="9"/>
        </table:table-row>
      </table:table>
      <table:table table:name="Feuille1" table:style-name="ta1">
        <table:shapes>
          <draw:frame draw:z-index="0" draw:style-name="gr1" draw:text-style-name="P1" svg:width="159.99mm" svg:height="89.99mm" svg:x="208.38mm" svg:y="12.74mm">
            <loext:p draw:notify-on-update-of-ranges="Feuille1.C3:Feuille1.C3 Feuille1.C4:Feuille1.C33 Feuille1.E3:Feuille1.E3 Feuille1.E4:Feuille1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16mm" svg:y="87.38mm">
            <loext:p draw:notify-on-update-of-ranges="Feuille1.A4:Feuille1.A33 Feuille1.E3:Feuille1.E3 Feuille1.E4:Feuille1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ange : 1um</text:p>
          </table:table-cell>
          <table:table-cell/>
          <table:table-cell office:value-type="string" calcext:value-type="string">
            <text:p>Center 25,5 ; 21</text:p>
          </table:table-cell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Distance (steps, relatif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nb file</text:p>
          </table:table-cell>
        </table:table-row>
        <table:table-row table:style-name="ro1">
          <table:table-cell office:value-type="float" office:value="7.146" calcext:value-type="float">
            <text:p>7,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3" calcext:value-type="float">
            <text:p>0,4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156" calcext:value-type="float">
            <text:p>7,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,116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.168" calcext:value-type="float">
            <text:p>7,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4" calcext:value-type="float">
            <text:p>0,4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7" calcext:value-type="float">
            <text:p>0,43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179" calcext:value-type="float">
            <text:p>7,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7" calcext:value-type="float">
            <text:p>0,117</text:p>
          </table:table-cell>
          <table:table-cell office:value-type="float" office:value="0.447" calcext:value-type="float">
            <text:p>0,44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184" calcext:value-type="float">
            <text:p>7,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8" calcext:value-type="float">
            <text:p>0,42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189" calcext:value-type="float">
            <text:p>7,1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8" calcext:value-type="float">
            <text:p>0,118</text:p>
          </table:table-cell>
          <table:table-cell office:value-type="float" office:value="0.452" calcext:value-type="float">
            <text:p>0,45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197" calcext:value-type="float">
            <text:p>7,1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9" calcext:value-type="float">
            <text:p>0,119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202" calcext:value-type="float">
            <text:p>7,2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office:value-type="float" office:value="0.449" calcext:value-type="float">
            <text:p>0,44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211" calcext:value-type="float">
            <text:p>7,2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1" calcext:value-type="float">
            <text:p>0,121</text:p>
          </table:table-cell>
          <table:table-cell office:value-type="float" office:value="0.459" calcext:value-type="float">
            <text:p>0,4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212" calcext:value-type="float">
            <text:p>7,2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9" calcext:value-type="float">
            <text:p>0,119</text:p>
          </table:table-cell>
          <table:table-cell office:value-type="float" office:value="0.445" calcext:value-type="float">
            <text:p>0,44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uvelles mesures :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44:47.751872386</meta:creation-date>
    <dc:date>2016-02-29T15:20:08.791553031</dc:date>
    <meta:editing-duration>PT1H34M52S</meta:editing-duration>
    <meta:editing-cycles>58</meta:editing-cycles>
    <meta:generator>LibreOffice/5.1.0.3$Linux_X86_64 LibreOffice_project/10m0$Build-3</meta:generator>
    <meta:document-statistic meta:table-count="2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C3:Feuille1.C33 Feuille1.E3:Feuille1.E33" chart:data-source-has-labels="row" svg:x="0.32cm" svg:y="0.18cm" svg:width="13.189cm" svg:height="8.64cm">
          <chartooo:coordinate-region svg:x="1.28cm" svg:y="0.388cm" svg:width="12.021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C4:Feuille1.C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4:Feuille1.C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A4:Feuille1.A33 Feuille1.E3:Feuille1.E33" chart:data-source-has-labels="row" svg:x="0.32cm" svg:y="0.18cm" svg:width="13.189cm" svg:height="8.64cm">
          <chartooo:coordinate-region svg:x="1.28cm" svg:y="0.388cm" svg:width="11.873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A4:Feuille1.A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6">
                <text:p>7.146</text:p>
                <draw:g>
                  <svg:desc>Feuille1.A4:Feuille1.A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56">
                <text:p>7.1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68">
                <text:p>7.16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">
                <text:p>7.1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9">
                <text:p>7.17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4">
                <text:p>7.184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89">
                <text:p>7.189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97">
                <text:p>7.1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2">
                <text:p>7.202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11">
                <text:p>7.21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12">
                <text:p>7.212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1">
                <text:p>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03cm" svg:y="4.192cm" style:legend-expansion="high" chart:style-name="ch2"/>
        <chart:plot-area chart:style-name="ch3" table:cell-range-address="Mesures2.D3:Mesures2.D20 Mesures2.G4:Mesures2.G20" chart:data-source-has-labels="row" svg:x="0.32cm" svg:y="0.18cm" svg:width="11.063cm" svg:height="8.64cm">
          <chartooo:coordinate-region svg:x="1.28cm" svg:y="0.388cm" svg:width="9.7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s2.G4:Mesures2.G20" chart:label-cell-address="Mesures2.D3:Mesures2.D3" chart:class="chart:scatter">
            <chart:domain table:cell-range-address="Mesures2.D4:Mesures2.D2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Distance (mesure)</text:p>
                <draw:g>
                  <svg:desc>Mesures2.D3:Mesures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3">
                <text:p>7.23</text:p>
                <draw:g>
                  <svg:desc>Mesures2.D4:Mesures2.D20</svg:desc>
                </draw:g>
              </table:table-cell>
              <table:table-cell office:value-type="float" office:value="0.414">
                <text:p>0.414</text:p>
                <draw:g>
                  <svg:desc>Mesures2.G4:Mesures2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3">
                <text:p>7.24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52">
                <text:p>7.25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55">
                <text:p>7.25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8">
                <text:p>7.25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">
                <text:p>7.26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5">
                <text:p>7.265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